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ors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leve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sh Tran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sh City H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ivic 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uby Ju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ockwoo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81<text:span text:style-name="T1">st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72<text:span text:style-name="T1">nd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62<text:span text:style-name="T1">nd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48<text:span text:style-name="T1">th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22<text:span text:style-name="T1">nd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102<text:span text:style-name="T1">nd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ir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ount H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asca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ark R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lack Town 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u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la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L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ol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Po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iv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Gatewa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GB</text:p>
          </table:table-cell>
          <table:table-cell office:value-type="string" calcext:value-type="string">
            <text:p>82<text:span text:style-name="T1">nd</text:span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GB</text:p>
          </table:table-cell>
          <table:table-cell office:value-type="string" calcext:value-type="string">
            <text:p>60<text:span text:style-name="T1">th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Hollyw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Llyo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GB</text:p>
          </table:table-cell>
          <table:table-cell office:value-type="string" calcext:value-type="string">
            <text:p>7<text:span text:style-name="T1">th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B</text:p>
          </table:table-cell>
          <table:table-cell office:value-type="string" calcext:value-type="string">
            <text:p>Rose Qua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Ex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en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omb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osa P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illingswo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resco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Overl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lb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Rose Qua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OldT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kidm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Oa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B</text:p>
          </table:table-cell>
          <table:table-cell office:value-type="string" calcext:value-type="string">
            <text:p>SW 3<text:span text:style-name="T1">rd</text:span>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Pioneer 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Galleri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Pr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Kings H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Goose Ho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Washington 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Sunset Tran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eaverton 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averton Cen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illi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eaverton Cr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Me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lmon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illow Cr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Quat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re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awthorn Fa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air Com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Washington/12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Tuality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illsboro Cent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Hatfield Goverment 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Pioneer S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Mall/4th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Yamhill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Glisa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Pioneer 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Mil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Linc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Mo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Om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Clin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Rh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Hol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Byb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Ta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Milwauk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Park 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Pioneer W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Hoyt</text:p>
          </table:table-cell>
          <table:table-cell office:value-type="string" calcext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1:13:58.157580655</meta:creation-date>
    <dc:date>2017-11-09T11:45:41.499278787</dc:date>
    <meta:editing-duration>PT8M53S</meta:editing-duration>
    <meta:editing-cycles>1</meta:editing-cycles>
    <meta:document-statistic meta:table-count="1" meta:cell-count="218" meta:object-count="0"/>
    <meta:generator>LibreOffice/5.2.7.2$Linux_X86_64 LibreOffice_project/20m0$Build-2</meta:generator>
  </office:meta>
</office:document-meta>
</file>